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192.39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56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2" office:value-type="string" calcext:value-type="string">
            <text:p>Inititialise une unite enseignement basique, initialise une unite enseignement avec un nomEnseignement null, intialise une unite enseignement avec nomUE null puis initialise unite enseignement avec tout ces arguments null</text:p>
          </table:table-cell>
          <table:table-cell table:style-name="ce2" office:value-type="string" calcext:value-type="string">
            <text:p>Si les valeurs saisie sont basiques crée une nouvelle unité enseignement sinon renvoie IllegalArgumentException 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Optionnel</text:p>
          </table:table-cell>
          <table:table-cell table:style-name="ce2" office:value-type="string" calcext:value-type="string">
            <text:p>Récupère l'etat initial d'une ue, puis définis optionnel l'etat de l'ue puis le récupère</text:p>
          </table:table-cell>
          <table:table-cell table:style-name="ce2" office:value-type="string" calcext:value-type="string">
            <text:p>La méthode renvoie false comme etat initial puis true une fois que l'ue a été définis comme optionnel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setOptionnel</text:p>
          </table:table-cell>
          <table:table-cell table:style-name="ce2" office:value-type="string" calcext:value-type="string">
            <text:p>Récupère l'etat initial d'une ue, puis définis optionnel l'etat de l'ue puis le récupère</text:p>
          </table:table-cell>
          <table:table-cell table:style-name="ce2" office:value-type="string" calcext:value-type="string">
            <text:p>La méthode renvoie false comme etat initial puis true une fois que l'ue a été définis comme optionnel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NomUE</text:p>
          </table:table-cell>
          <table:table-cell table:style-name="ce2" office:value-type="string" calcext:value-type="string">
            <text:p>Récupère le nom de l'ue, qui est prog</text:p>
          </table:table-cell>
          <table:table-cell table:style-name="ce2" office:value-type="string" calcext:value-type="string">
            <text:p>La méthode renvoie le nom de l'ue prog</text:p>
          </table:table-cell>
          <table:table-cell table:style-name="ce5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NbPlacesMax</text:p>
          </table:table-cell>
          <table:table-cell table:style-name="ce2" office:value-type="string" calcext:value-type="string">
            <text:p>Défini le nombre de place a 12 pour une ue obligatoire puis la récupère, définis l'ue comme optionnel puis définit le nombre de place a 12 et récupère le nombre de place</text:p>
          </table:table-cell>
          <table:table-cell table:style-name="ce2" office:value-type="string" calcext:value-type="string">
            <text:p>La méthode ne renvoie pas 12 quand elle est obliagtoire sinon elle renvoie 12 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NomEnseignant</text:p>
          </table:table-cell>
          <table:table-cell table:style-name="ce2" office:value-type="string" calcext:value-type="string">
            <text:p>Rècupère le nom enseignant</text:p>
          </table:table-cell>
          <table:table-cell table:style-name="ce2" office:value-type="string" calcext:value-type="string">
            <text:p>La méthode renvoie richar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setNomEnseignant</text:p>
          </table:table-cell>
          <table:table-cell table:style-name="ce2" office:value-type="string" calcext:value-type="string">
            <text:p>Définit le nom enseignant richard puis récupère le le nom enseignant puis définis le nom enseignant a null puis vide</text:p>
          </table:table-cell>
          <table:table-cell table:style-name="ce2" office:value-type="string" calcext:value-type="string">
            <text:p>La méthode renvoie toujours richard, ce n'est pas possible de définir un nom etudiant comme null ou vid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nbParticipant</text:p>
          </table:table-cell>
          <table:table-cell table:style-name="ce2" office:value-type="string" calcext:value-type="string">
            <text:p>Rècupère le nombre de participants a l'origine</text:p>
          </table:table-cell>
          <table:table-cell table:style-name="ce2" office:value-type="string" calcext:value-type="string">
            <text:p>La méthode retourne 0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setnbParticipant</text:p>
          </table:table-cell>
          <table:table-cell table:style-name="ce2" office:value-type="string" calcext:value-type="string">
            <text:p>Definit avec incrémentation le nombre de participant puis récupère le nombre de participant</text:p>
          </table:table-cell>
          <table:table-cell table:style-name="ce2" office:value-type="string" calcext:value-type="string">
            <text:p>La méthode renvoie 1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hashCode</text:p>
          </table:table-cell>
          <table:table-cell table:style-name="ce2" office:value-type="string" calcext:value-type="string">
            <text:p>Créer deux objets UniteEnseignement avec les attributs "prog" et "ik" et les attributs "ocaml" et "ik" <text:s/></text:p>
          </table:table-cell>
          <table:table-cell table:style-name="ce2" office:value-type="string" calcext:value-type="string">
            <text:p>L'objet 1 a des attributs égaux, l'objet 2 a des attributs différents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equals</text:p>
          </table:table-cell>
          <table:table-cell table:style-name="ce2" office:value-type="string" calcext:value-type="string">
            <text:p>Créer deux objets UniteEnseignement avec les attributs "prog" et "ik" et les attributs "ocaml" et "ik" <text:s/></text:p>
          </table:table-cell>
          <table:table-cell table:style-name="ce2" office:value-type="string" calcext:value-type="string">
            <text:p>L'objet 1 renvoie true, l'objet 2 renvoie fals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Clone</text:p>
          </table:table-cell>
          <table:table-cell table:style-name="ce2" office:value-type="string" calcext:value-type="string">
            <text:p>Créer deux objets UniteEnseignement u2 et u3, clonage de u2 dans u3 puis comparaison entre u2 et u3</text:p>
          </table:table-cell>
          <table:table-cell table:style-name="ce2" office:value-type="string" calcext:value-type="string">
            <text:p>La méthode renvoie un clone qui est bien égal</text:p>
          </table:table-cell>
          <table:table-cell table:style-name="ce5" table:number-columns-repeated="23"/>
          <table:table-cell table:number-columns-repeated="998"/>
        </table:table-row>
        <table:table-row table:style-name="ro2" table:number-rows-repeated="24">
          <table:table-cell table:style-name="ce2" table:number-columns-repeated="3"/>
          <table:table-cell table:style-name="ce5" table:number-columns-repeated="23"/>
          <table:table-cell table:number-columns-repeated="998"/>
        </table:table-row>
        <table:table-row table:style-name="ro2" table:number-rows-repeated="12">
          <table:table-cell table:style-name="ce2"/>
          <table:table-cell table:style-name="ce4" table:number-columns-repeated="2"/>
          <table:table-cell table:style-name="ce5" table:number-columns-repeated="23"/>
          <table:table-cell table:number-columns-repeated="998"/>
        </table:table-row>
        <table:table-row table:style-name="ro2" table:number-rows-repeated="951">
          <table:table-cell table:style-name="ce3"/>
          <table:table-cell table:style-name="ce5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63.81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6.0.5.2$Linux_X86_64 LibreOffice_project/</meta:generator>
  </office:meta>
</office:document-meta>
</file>